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5.741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>
            <text:p>Latin name:</text:p>
          </table:table-cell>
          <table:table-cell table:style-name="ce1" office:value-type="string">
            <text:p>English name</text:p>
          </table:table-cell>
          <table:table-cell table:style-name="ce1" office:value-type="string">
            <text:p>Diet</text:p>
          </table:table-cell>
          <table:table-cell table:style-name="ce1" office:value-type="string">
            <text:p>Flowing or stagnant water 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yprinus carpio carp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ypophthalmichthys molitrix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rassius carassi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ctalurus puncta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tromyzon mari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mpetra fluviatil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mpetra planeri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ipenser stur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ipenser ruthe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osa fallax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osa alos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velinus alpi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egonus lavare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ymallus thymall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smerus eperla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ilus rutil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aspius delinea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iscus leucisc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iscus id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hoxinus phoxi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ardinius erythrophthalm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pius aspi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ondrostoma nas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urnus alburn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urnoides bipuncta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joerkn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ram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aller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imba vimb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lecus cultra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obio gob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rbus barb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ca tinc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rassius gibel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hodeus serice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rbatula barbatul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sgurnus fossil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botis taen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lurus glan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ta lot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phanius fasciat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ca fluviatili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ymnocephalu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ttus gobi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tichthys fles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Origin: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yprinus carpio carpio native to Eastern Europe (notably the Danube and Volga Rivers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ypophthalmichthys molitrix native to eastern Asia from the Amur River of far eastern Russia south through much of eastern half of China to Pearl River, possibly including northern Vietna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rassius carassius native to region between England and Russia; it is found as far north as the Arctic Circle in the Scandinavian countries, and the southern extremities defined by central France and the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ctalurus punctatus native to the Nearctic, being well distributed in lower Canada and the eastern and northern United States, as well as parts of northern Mexic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tromyzon marinus native to Scandinavia to the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mpetra fluviatilis native to North Sea to west of the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ampetra planeri native to Celtic Sea to Baltic Sea and western Ital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ipenser sturio native to North Sea to Baltic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ipenser ruthenus native to Black Sea and Caspian Sea to Siberia and East Siberi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osa fallax native to North Sea, Baltic Sea, Celtic Sea,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osa alosa native to Celtic Sea and Mediterranea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alvelinus alpinus native to Norwegian Sea, Barents Sea, North Sea and the rivers of the Alp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regonus lavaretus native to North Sea, Baltic Sea, Norwegi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hymallus thymallus native to Baltic Sea, Celtic Sea, rivers of central to northeastern Europ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smerus eperlanus native to North Sea, Celtic Sea, Baltic Se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utilus rutilus native to North Sea, Celtic Sea, Baltic Sea, Black Sea, western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aspius delineatus native to Baltic Sea, Black Sea, North Sea to rivers of western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iscus leuciscus native to North Sea, Celtic Sea, Baltic Sea, Black Sea, to just above the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euciscus idus native to North Sea, Baltic Sea, Black Sea,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hoxinus phoxinus native to North Sea, Celtic Sea, Baltic Sea, Mediterranean Sea,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cardinius erythrophthalmus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spius aspius native to North Sea, Baltic Sea,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hondrostoma nasus native to North Sea, Black Sea, western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urnus alburnus native to Baltic Sea, Black Sea, North Sea, Mediterranean Sea, Celtic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lburnoides bipunctatus native to North Sea, Black Sea, rivers of central Europe to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joerkna native to North Sea, Celtic Sea, Baltic Sea, Black Sea, rivers of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rama native to North Sea, Celtic Sea, Baltic Sea, Black Sea, rivers of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bramis ballerus native to Black Sea, Baltic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imba vimba native to Baltic Sea,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lecus cultratus native to Baltic Sea, Danube river, Aral lake,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obio gobio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rbus barbus native to North Sea, Black Sea, rivers from France to Ukrain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Tinca tinca native to Mediterranean Sea, North Sea, celtic Sea, Baltic Sea,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arassius gibelio native to North Sea, Celtic Sea, Black Sea, Baltic Sea,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hodeus sericeus native to North Sea, Celtic Sea, Black Sea,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arbatula barbatula native to North sea, Celtic Sea, Baltic Sea, Black Sea, Mediterranean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isgurnus fossilis native to North Sea, Baltic Sea, Black Sea, most of central europe to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botis taenia native to North Sea, Baltic Sea, Black Sea, all of europe to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ilurus glanis native to Baltic Sea, Black Sea, Germany to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ta lota native to North Sea, Baltic Sea, Celtic Sea, Black Sea, most of central Europ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phanius fasciatus native to Baltic Sea, Black Sea, France to west Russi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erca fluviatilis native to Baltic Sea, North Sea, Celtic Sea, Mediterranean Sea, Black Se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ymnocephalus cernuus native to North Sea, Baltic Sea, Black Sea, Celtic Sea, Russia (upto the Ural Mountains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ottus gobio native to North Sea, Baltic Sea, Black Sea, Mediterranean Sea, Celtic Sea, upto the Ural Mounta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Platichthys flesus native to shores of North Sea, Norwegian Sea, Celtic Sea, Baltic Sea, Mediterranean Sea, Black Sea</text:p>
          </table:table-cell>
          <table:table-cell table:number-columns-repeated="1023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number:number-style style:name="N8000" number:language="nl" number:country="BE">
      <number:number number:min-integer-digits="1"/>
    </number:number-style>
    <number:number-style style:name="N8106P0" style:volatile="true" number:language="nl" number:country="BE">
      <number:number number:decimal-places="0" number:min-integer-digits="1" number:grouping="true"/>
      <number:text> €</number:text>
    </number:number-style>
    <number:number-style style:name="N8106" number:language="nl" number:country="B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nl" number:country="BE">
      <number:number number:decimal-places="0" number:min-integer-digits="1" number:grouping="true"/>
      <number:text> €</number:text>
    </number:number-style>
    <number:number-style style:name="N8107" number:language="nl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nl" number:country="BE">
      <number:number number:decimal-places="2" number:min-integer-digits="1" number:grouping="true"/>
      <number:text> €</number:text>
    </number:number-style>
    <number:number-style style:name="N8108" number:language="nl" number:country="B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nl" number:country="BE">
      <number:number number:decimal-places="2" number:min-integer-digits="1" number:grouping="true"/>
      <number:text> €</number:text>
    </number:number-style>
    <number:number-style style:name="N8109" number:language="nl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nl" number:country="BE">
      <number:day/>
      <number:text>/</number:text>
      <number:month number:style="long"/>
      <number:text>/</number:text>
      <number:year number:style="long"/>
    </number:date-style>
    <number:date-style style:name="N8111" number:language="nl" number:country="BE">
      <number:day/>
      <number:text>/</number:text>
      <number:month number:textual="true"/>
      <number:text>/</number:text>
      <number:year/>
    </number:date-style>
    <number:date-style style:name="N8112" number:language="nl" number:country="BE">
      <number:day/>
      <number:text>/</number:text>
      <number:month number:textual="true"/>
    </number:date-style>
    <number:date-style style:name="N8113" number:language="nl" number:country="BE">
      <number:month number:textual="true"/>
      <number:text>/</number:text>
      <number:year/>
    </number:date-style>
    <number:time-style style:name="N8114" number:language="nl" number:country="BE">
      <number:hours/>
      <number:text>:</number:text>
      <number:minutes number:style="long"/>
      <number:text> </number:text>
      <number:am-pm/>
    </number:time-style>
    <number:time-style style:name="N8115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BE">
      <number:hours/>
      <number:text>:</number:text>
      <number:minutes number:style="long"/>
    </number:time-style>
    <number:time-style style:name="N8117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BE">
      <number:number number:decimal-places="0" number:min-integer-digits="1" number:grouping="true"/>
      <number:text>   </number:text>
    </number:number-style>
    <number:number-style style:name="N8119" number:language="nl" number:country="B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nl" number:country="BE">
      <number:number number:decimal-places="0" number:min-integer-digits="1" number:grouping="true"/>
      <number:text>   </number:text>
    </number:number-style>
    <number:number-style style:name="N8120" number:language="nl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nl" number:country="BE">
      <number:number number:decimal-places="2" number:min-integer-digits="1" number:grouping="true"/>
      <number:text>   </number:text>
    </number:number-style>
    <number:number-style style:name="N8121" number:language="nl" number:country="BE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nl" number:country="BE">
      <number:number number:decimal-places="2" number:min-integer-digits="1" number:grouping="true"/>
      <number:text>   </number:text>
    </number:number-style>
    <number:number-style style:name="N8122" number:language="nl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nl" number:country="BE">
      <number:text> </number:text>
      <number:number number:decimal-places="0" number:min-integer-digits="1" number:grouping="true"/>
      <number:text>    </number:text>
    </number:number-style>
    <number:number-style style:name="N8123P1" style:volatile="true" number:language="nl" number:country="BE">
      <number:text>-</number:text>
      <number:number number:decimal-places="0" number:min-integer-digits="1" number:grouping="true"/>
      <number:text>    </number:text>
    </number:number-style>
    <number:number-style style:name="N8123P2" style:volatile="true" number:language="nl" number:country="BE">
      <number:text> -    </number:text>
    </number:number-style>
    <number:text-style style:name="N8123" number:language="nl" number:country="B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BE">
      <number:text> </number:text>
      <number:number number:decimal-places="0" number:min-integer-digits="1" number:grouping="true"/>
      <number:text> € </number:text>
    </number:number-style>
    <number:number-style style:name="N8124P1" style:volatile="true" number:language="nl" number:country="BE">
      <number:text>-</number:text>
      <number:number number:decimal-places="0" number:min-integer-digits="1" number:grouping="true"/>
      <number:text> € </number:text>
    </number:number-style>
    <number:number-style style:name="N8124P2" style:volatile="true" number:language="nl" number:country="BE">
      <number:text> - € </number:text>
    </number:number-style>
    <number:text-style style:name="N8124" number:language="nl" number:country="BE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BE">
      <number:text> </number:text>
      <number:number number:decimal-places="2" number:min-integer-digits="1" number:grouping="true"/>
      <number:text>    </number:text>
    </number:number-style>
    <number:number-style style:name="N8125P1" style:volatile="true" number:language="nl" number:country="BE">
      <number:text>-</number:text>
      <number:number number:decimal-places="2" number:min-integer-digits="1" number:grouping="true"/>
      <number:text>    </number:text>
    </number:number-style>
    <number:number-style style:name="N8125P2" style:volatile="true" number:language="nl" number:country="BE">
      <number:text> -</number:text>
      <number:number number:decimal-places="0" number:min-integer-digits="0"/>
      <number:text>    </number:text>
    </number:number-style>
    <number:text-style style:name="N8125" number:language="nl" number:country="BE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BE">
      <number:text> </number:text>
      <number:number number:decimal-places="2" number:min-integer-digits="1" number:grouping="true"/>
      <number:text> € </number:text>
    </number:number-style>
    <number:number-style style:name="N8126P1" style:volatile="true" number:language="nl" number:country="BE">
      <number:text>-</number:text>
      <number:number number:decimal-places="2" number:min-integer-digits="1" number:grouping="true"/>
      <number:text> € </number:text>
    </number:number-style>
    <number:number-style style:name="N8126P2" style:volatile="true" number:language="nl" number:country="BE">
      <number:text> -</number:text>
      <number:number number:decimal-places="0" number:min-integer-digits="0"/>
      <number:text> € </number:text>
    </number:number-style>
    <number:text-style style:name="N8126" number:language="nl" number:country="BE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BE">
      <number:minutes number:style="long"/>
      <number:text>:</number:text>
      <number:seconds number:style="long"/>
    </number:time-style>
    <number:time-style style:name="N8128" number:language="nl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BE">
      <number:minutes number:style="long"/>
      <number:text>:</number:text>
      <number:seconds number:style="long" number:decimal-places="1"/>
    </number:time-style>
    <number:number-style style:name="N8130" number:language="nl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20/11/2017</text:date>, <text:time>12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OpenOffice/4.1.1$Win32 OpenOffice.org_project/411m6$Build-9775</meta:generator>
  </office:meta>
</office:document-meta>
</file>